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642" officeooo:paragraph-rsid="00051642"/>
    </style:style>
    <style:style style:name="P2" style:family="paragraph" style:parent-style-name="Standard">
      <style:text-properties officeooo:rsid="00076333" officeooo:paragraph-rsid="00076333"/>
    </style:style>
    <style:style style:name="P3" style:family="paragraph" style:parent-style-name="Standard">
      <style:text-properties officeooo:rsid="00084692" officeooo:paragraph-rsid="00084692"/>
    </style:style>
    <style:style style:name="T1" style:family="text">
      <style:text-properties officeooo:rsid="000b7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para imprimir adesivos com a identificação - <text:span text:style-name="T1">FEITO</text:span></text:p>
      <text:p text:style-name="P1">Pesquisar tabelas para a validação </text:p>
      <text:p text:style-name="P1">Identificação – CIAP 2, CADSUS e Cnes </text:p>
      <text:p text:style-name="P1">Tabela para ID estabelecimento e profissional.</text:p>
      <text:p text:style-name="P1"/>
      <text:p text:style-name="P1"/>
      <text:p text:style-name="P1">Etiqueta do paciente </text:p>
      <text:p text:style-name="P1">Nome </text:p>
      <text:p text:style-name="P1">idade</text:p>
      <text:p text:style-name="P1">cpf </text:p>
      <text:p text:style-name="P1"/>
      <text:p text:style-name="P2">classe para finalizar a triagem, no caso, o que o medico fez.</text:p>
      <text:p text:style-name="P2"/>
      <text:p text:style-name="P3">Whatsapp – 11 952729820 – Prisci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18:46.072103819</meta:creation-date>
    <dc:date>2017-11-07T15:29:30.291785897</dc:date>
    <meta:editing-duration>PT29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8" meta:character-count="308" meta:non-whitespace-character-count="261"/>
  </office:meta>
</office:document-meta>
</file>